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e0bf" officeooo:paragraph-rsid="0001e0bf"/>
    </style:style>
    <style:style style:name="P2" style:family="paragraph" style:parent-style-name="Standard">
      <style:text-properties officeooo:rsid="00029451" officeooo:paragraph-rsid="00029451"/>
    </style:style>
    <style:style style:name="P3" style:family="paragraph" style:parent-style-name="Standard">
      <style:text-properties officeooo:rsid="00038867" officeooo:paragraph-rsid="00038867"/>
    </style:style>
    <style:style style:name="P4" style:family="paragraph" style:parent-style-name="Standard">
      <style:text-properties officeooo:rsid="000489c5" officeooo:paragraph-rsid="000489c5"/>
    </style:style>
    <style:style style:name="P5" style:family="paragraph" style:parent-style-name="Standard">
      <style:paragraph-properties fo:break-before="page"/>
      <style:text-properties officeooo:rsid="000489c5" officeooo:paragraph-rsid="000489c5"/>
    </style:style>
    <style:style style:name="P6" style:family="paragraph" style:parent-style-name="Standard">
      <style:text-properties officeooo:rsid="00067655" officeooo:paragraph-rsid="00067655"/>
    </style:style>
    <style:style style:name="P7" style:family="paragraph" style:parent-style-name="Standard">
      <style:text-properties officeooo:rsid="00080231" officeooo:paragraph-rsid="00080231"/>
    </style:style>
    <style:style style:name="P8" style:family="paragraph" style:parent-style-name="Standard">
      <style:text-properties officeooo:rsid="00091403" officeooo:paragraph-rsid="00091403"/>
    </style:style>
    <style:style style:name="P9" style:family="paragraph" style:parent-style-name="Standard">
      <style:text-properties officeooo:rsid="000b346e" officeooo:paragraph-rsid="000b346e"/>
    </style:style>
    <style:style style:name="P10" style:family="paragraph" style:parent-style-name="Standard">
      <style:text-properties officeooo:rsid="000bdcfe" officeooo:paragraph-rsid="000bdcf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ots</text:p>
      <text:p text:style-name="P1"/>
      <text:p text:style-name="P1">A story about a guy who returns to his ancestral homeland after being away for a long time. They uncover a mystery involving murder and a powerful magic.</text:p>
      <text:p text:style-name="P1"/>
      <text:p text:style-name="P2">Script</text:p>
      <text:p text:style-name="P2"/>
      <text:p text:style-name="P3">Introducing the antagonist:</text:p>
      <text:p text:style-name="P3">Scene</text:p>
      <text:p text:style-name="P3">Location: In the woods</text:p>
      <text:p text:style-name="P3">Antagonist stands under the magic trees chanting ancient evil magic. They stand over their newest victim. The roots hum with old power from deep in the earth.</text:p>
      <text:p text:style-name="P3"/>
      <text:p text:style-name="P4">Scene</text:p>
      <text:p text:style-name="P4">Location: The warehouse</text:p>
      <text:p text:style-name="P4"/>
      <text:p text:style-name="P7">Scene</text:p>
      <text:p text:style-name="P7">Location: The woods</text:p>
      <text:p text:style-name="P7">Protagonist returns to their homeland and is surprised at how nothing seems to have changed since they were a kid.</text:p>
      <text:p text:style-name="P7">P “Wow I can’t believe it. Nothing has changed.”</text:p>
      <text:p text:style-name="P7">SC1 “Hello P!”</text:p>
      <text:p text:style-name="P7">P “SC1! I haven’t seen you since we were kids!”</text:p>
      <text:p text:style-name="P7">SC1 “So much for keeping in touch. Where have you been?”</text:p>
      <text:p text:style-name="P7">P “I’m sorry I have just been so busy. I had a job in the city but that is over now.”</text:p>
      <text:p text:style-name="P8">SC1 “What happened?”</text:p>
      <text:p text:style-name="P8"/>
      <text:p text:style-name="P9">P “Where were you when I was leaving for university?”<text:line-break/>SC1 “I couldn’t bring myself to come see you that day.”</text:p>
      <text:p text:style-name="P9">P “I’m sorry I left so suddenly.”</text:p>
      <text:p text:style-name="P9">SC1 “It doesn’t matter. That was a long time ago. What are you doing here now?”</text:p>
      <text:p text:style-name="P10">Options:</text:p>
      <text:p text:style-name="P10">“I just found some free time.”</text:p>
      <text:p text:style-name="P10">“I was fired.”</text:p>
      <text:p text:style-name="P10">“What are you doing here?”</text:p>
      <text:p text:style-name="P10"/>
      <text:p text:style-name="P10">SC1 “I never left. I’ve been here taking care of my Mom.”</text:p>
      <text:p text:style-name="P10"/>
      <text:p text:style-name="P10">Options:</text:p>
      <text:p text:style-name="P10">“Is your Mom ok?”</text:p>
      <text:p text:style-name="P10"/>
      <text:p text:style-name="P5">Ideas for protagonist:</text:p>
      <text:p text:style-name="P6">Protagonist concept 1:</text:p>
      <text:p text:style-name="P6">35yo male</text:p>
      <text:p text:style-name="P7">Lost their job in the big city.</text:p>
      <text:p text:style-name="P7">Forced to go back to their ancestral homeland where they have not visited since they were a child. Their ancestral home is rural and seems to have not changed at all over these many years.</text:p>
      <text:p text:style-name="P6"/>
      <text:p text:style-name="P6">Protagonist concept 2:</text:p>
      <text:p text:style-name="P7">35yo Fema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1:32:31.900416510</meta:creation-date>
    <dc:date>2023-02-02T15:14:46.190626245</dc:date>
    <meta:editing-duration>PT1H40M52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35" meta:word-count="281" meta:character-count="1498" meta:non-whitespace-character-count="1252"/>
  </office:meta>
</office:document-meta>
</file>